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635cm" fo:text-indent="0cm" style:auto-text-indent="false" fo:padding="0cm" fo:border="none"/>
    </style:style>
    <style:style style:name="P2" style:family="paragraph" style:parent-style-name="Text_20_body" style:list-style-name="L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4"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6"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7"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P8" style:family="paragraph" style:parent-style-name="Text_20_body" style:list-style-name="L1">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9" style:family="paragraph" style:parent-style-name="Text_20_body" style:list-style-name="L2">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0" style:family="paragraph" style:parent-style-name="Text_20_body" style:list-style-name="L3">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1" style:family="paragraph" style:parent-style-name="Text_20_body" style:list-style-name="L4">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2" style:family="paragraph" style:parent-style-name="Text_20_body" style:list-style-name="L5">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13" style:family="paragraph" style:parent-style-name="Standard">
      <style:text-properties style:font-name="Arial" fo:font-size="12pt" style:font-size-asian="12pt" style:font-size-complex="12pt"/>
    </style:style>
    <style:style style:name="P14"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T1" style:family="text">
      <style:text-properties style:font-name="Inter" fo:font-size="10.5pt" fo:letter-spacing="normal" fo:font-weight="normal"/>
    </style:style>
    <style:style style:name="T2" style:family="text">
      <style:text-properties fo:font-size="10.5pt" fo:letter-spacing="normal" fo:font-weight="normal"/>
    </style:style>
    <style:style style:name="T3" style:family="text">
      <style:text-properties style:font-name="Arial" fo:font-size="10.5pt" fo:letter-spacing="normal" fo:font-weight="normal"/>
    </style:style>
    <style:style style:name="T4" style:family="text">
      <style:text-properties style:font-name="Arial" fo:letter-spacing="normal" fo:font-weight="normal"/>
    </style:style>
    <style:style style:name="T5" style:family="text">
      <style:text-properties style:font-name="Arial" fo:font-size="12pt" fo:letter-spacing="normal" fo:font-weight="normal" style:font-size-asian="12pt" style:font-size-complex="12pt"/>
    </style:style>
    <style:style style:name="T6" style:family="text">
      <style:text-properties fo:background-color="#ffff00"/>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p>
      <text:section text:style-name="Sect1" text:name="200">
        <text:p text:style-name="P1"><text:span text:style-name="Strong_20_Emphasis"><text:span text:style-name="T5">Which of the following is part of a network administrator’s responsibilities?</text:span></text:span></text:p>
        <text:list xml:id="list5874587338450116065" text:style-name="L1">
          <text:list-item>
            <text:p text:style-name="P2">Hacking network systems to detect malicious activity</text:p>
          </text:list-item>
          <text:list-item>
            <text:p text:style-name="P2">Designing and maintaining the network<text:tab/><text:tab/><text:tab/><text:span text:style-name="T6">r</text:span></text:p>
            <text:p text:style-name="P8">Comments: Designing a network is normally the first responsibility of a network administrator.</text:p>
          </text:list-item>
          <text:list-item>
            <text:p text:style-name="P2">Analyzing the users' needs, design and test it</text:p>
          </text:list-item>
          <text:list-item>
            <text:p text:style-name="P2">Monitoring cyber attacks in the network</text:p>
          </text:list-item>
        </text:list>
        <text:p text:style-name="P7">Score: 0.20</text:p>
      </text:section>
      <text:section text:style-name="Sect1" text:name="201">
        <text:p text:style-name="P14">2)</text:p>
        <text:p text:style-name="P1"><text:span text:style-name="Strong_20_Emphasis"><text:span text:style-name="T5">Which two of the following items are parts of network troubleshooting?</text:span></text:span></text:p>
        <text:list xml:id="list8487244945542635602" text:style-name="L2">
          <text:list-item>
            <text:p text:style-name="P3">Identifying issues<text:tab/><text:tab/><text:tab/>r</text:p>
            <text:p text:style-name="P9">Comments: Network troubleshooting involve the measures and processes for identifying, diagnosing, and correcting problems in a computer network.</text:p>
          </text:list-item>
          <text:list-item>
            <text:p text:style-name="P3">Diagnosing issues<text:tab/><text:tab/><text:tab/>r</text:p>
            <text:p text:style-name="P9">Comments: Network troubleshooting involve the measures and processes for identifying, diagnosing, and correcting problems in a computer network.</text:p>
          </text:list-item>
          <text:list-item>
            <text:p text:style-name="P3">Creating virtual machines</text:p>
          </text:list-item>
          <text:list-item>
            <text:p text:style-name="P3">Bypassing issues</text:p>
          </text:list-item>
        </text:list>
        <text:p text:style-name="P7">Score: 0.20</text:p>
      </text:section>
      <text:section text:style-name="Sect1" text:name="202">
        <text:p text:style-name="P14">3)</text:p>
        <text:p text:style-name="P1"><text:span text:style-name="Strong_20_Emphasis"><text:span text:style-name="T5">Adding hosts to or removing them from the network is part of a network administrator’s role.</text:span></text:span></text:p>
        <text:list xml:id="list8553238554653838799" text:style-name="L3">
          <text:list-item>
            <text:p text:style-name="P4">True<text:tab/><text:tab/><text:tab/><text:tab/>r</text:p>
            <text:p text:style-name="P10">Comments: Managing hosts in a network is a major part of a network administrator’s job.</text:p>
          </text:list-item>
          <text:list-item>
            <text:p text:style-name="P4">False</text:p>
          </text:list-item>
        </text:list>
        <text:p text:style-name="P7">Score: 0.20</text:p>
      </text:section>
      <text:section text:style-name="Sect1" text:name="203">
        <text:p text:style-name="P14">4)</text:p>
        <text:p text:style-name="P1"><text:span text:style-name="Strong_20_Emphasis"><text:span text:style-name="T5">What three steps are involved in setting up a network?</text:span></text:span></text:p>
        <text:list xml:id="list1752500289554612847" text:style-name="L4">
          <text:list-item>
            <text:p text:style-name="P5">Configuring routers<text:tab/><text:tab/><text:tab/>r</text:p>
            <text:p text:style-name="P11">Comments: These are the main tasks of setting up a network.</text:p>
          </text:list-item>
          <text:list-item>
            <text:p text:style-name="P5">Installing network switches<text:tab/><text:tab/>r</text:p>
            <text:p text:style-name="P11">Comments: These are the main tasks of setting up a network.</text:p>
          </text:list-item>
          <text:list-item>
            <text:p text:style-name="P5">Analyzing and testing the network traffic</text:p>
          </text:list-item>
          <text:list-item>
            <text:p text:style-name="P5">Configuring hosts<text:tab/><text:tab/><text:tab/>r</text:p>
            <text:p text:style-name="P11">Comments: These are the main tasks of setting up a network.</text:p>
          </text:list-item>
        </text:list>
        <text:p text:style-name="P7"><text:soft-page-break/>Score: 0.20</text:p>
      </text:section>
      <text:section text:style-name="Sect1" text:name="204">
        <text:p text:style-name="P14">5)</text:p>
        <text:p text:style-name="P1"><text:span text:style-name="Strong_20_Emphasis"><text:span text:style-name="T5">If all the components in a network work properly, we would normally not want to expand the network’s features and capabilities.</text:span></text:span></text:p>
        <text:list xml:id="list4691428739715992363" text:style-name="L5">
          <text:list-item>
            <text:p text:style-name="P6">True</text:p>
          </text:list-item>
          <text:list-item>
            <text:p text:style-name="P6">False<text:tab/><text:tab/><text:tab/><text:tab/>r</text:p>
            <text:p text:style-name="P12">Comments: If all the components in a network work properly, it’s likely that the organization will want to expand its features and capabilities. Normally, network administrators tend to increase the number of new hosts and network services in the organization and provide new shared software.</text:p>
          </text:list-item>
        </text:list>
        <text:p text:style-name="P7">Score: 0.20</text:p>
      </text:section>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19S</meta:editing-duration>
    <meta:editing-cycles>3</meta:editing-cycles>
    <meta:generator>OpenOffice/4.1.14$Win32 OpenOffice.org_project/4114m1$Build-9811</meta:generator>
    <dc:date>2023-11-09T13:19:25.65</dc:date>
    <meta:document-statistic meta:table-count="0" meta:image-count="0" meta:object-count="0" meta:page-count="2" meta:paragraph-count="39" meta:word-count="310" meta:character-count="1852"/>
    <dc:creator>kaos sevdalisi</dc:creator>
    <meta:user-defined meta:name="Info 1"/>
    <meta:user-defined meta:name="Info 2"/>
    <meta:user-defined meta:name="Info 3"/>
    <meta:user-defined meta:name="Info 4"/>
  </office:meta>
</office:document-meta>
</file>